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Heading_20_1">
      <style:text-properties officeooo:paragraph-rsid="00046648"/>
    </style:style>
    <style:style style:name="P2" style:family="paragraph" style:parent-style-name="Text_20_body">
      <style:text-properties officeooo:rsid="00046648" officeooo:paragraph-rsid="00046648"/>
    </style:style>
    <style:style style:name="P3" style:family="paragraph" style:parent-style-name="Text_20_body" style:list-style-name="L1">
      <style:text-properties officeooo:rsid="00046648" officeooo:paragraph-rsid="00046648"/>
    </style:style>
    <style:style style:name="P4" style:family="paragraph" style:parent-style-name="Text_20_body">
      <style:text-properties officeooo:paragraph-rsid="00046648"/>
    </style:style>
    <style:style style:name="P5" style:family="paragraph" style:parent-style-name="Text_20_body" style:list-style-name="L1">
      <style:paragraph-properties fo:text-align="center" style:justify-single-word="false"/>
      <style:text-properties officeooo:paragraph-rsid="00046648"/>
    </style:style>
    <style:style style:name="P6" style:family="paragraph" style:parent-style-name="Text_20_body" style:list-style-name="L1">
      <style:paragraph-properties fo:text-align="center" style:justify-single-word="false"/>
      <style:text-properties officeooo:rsid="0004cf63" officeooo:paragraph-rsid="0004cf63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04cf63" officeooo:paragraph-rsid="0004cf63"/>
    </style:style>
    <style:style style:name="T1" style:family="text">
      <style:text-properties officeooo:rsid="00046648"/>
    </style:style>
    <style:style style:name="T2" style:family="text">
      <style:text-properties style:text-position="super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0% 100%" fo:font-size="12pt" officeooo:rsid="0004cf63" style:font-size-asian="12pt" style:font-size-complex="12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Grupo de atividades 1</text:span></text:h>
      <text:p text:style-name="P4"/>
      <text:p text:style-name="P2">Construa um projeto django e nele faça todos programas solicitados abaixo, no fim, construa uma página principal em que o usuário possa acessar os execícios criados</text:p>
      <text:p text:style-name="P4"/>
      <text:list xml:id="list3382943287" text:style-name="L1">
        <text:list-item>
          <text:p text:style-name="P3">Construa um programa em que o usuário informe uma sequência de DNA, mostre como resultado a quantidade de cada uma dos nucleotídeos da sequência. Caso o usuário informe algum caractér diferente diferente das letras dos nucletídeos deve-se mostrar a mensagem de erro.</text:p>
        </text:list-item>
        <text:list-item>
          <text:p text:style-name="P3">Você foi contratado para resolver um dos problemas mais complexos da atualidade, que é calcular o volume da terra plana. Após muita pesquisa no whatsapp você concluiu que o volume da terra é o volume de um cone, como mostrado na equação abaixo:</text:p>
          <text:p text:style-name="P5"><text:span text:style-name="T1"><draw:frame draw:style-name="fr1" draw:name="Object1" text:anchor-type="as-char" svg:y="-0.2681in" svg:width="1.198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text:p text:style-name="P3">Onde r é o raio e h a altura da terra plana (sim, você acredita que a terra plana tem altura). Construa um programa que calcule o volume da terra em 1000 km<text:span text:style-name="T2">3 </text:span><text:span text:style-name="T3">, ou seja, os campos de entrada estão na escala de 1000. Ex: a entrada 2.5 equivale à 2500</text:span></text:p>
        </text:list-item>
        <text:list-item>
          <text:p text:style-name="P3"><text:span text:style-name="T3">Construa um programa em que o usuário entra com um texto você deve contar quantas vogais o texto possui</text:span></text:p>
        </text:list-item>
        <text:list-item>
          <text:p text:style-name="P3"><text:span text:style-name="T3">Construa um programa um programa </text:span><text:span text:style-name="T4">em que o usuário informa a ordem da matriz e o programa mostra a matriz identidade da ordem solicitada.</text:span></text:p>
        </text:list-item>
        <text:list-item>
          <text:p text:style-name="P7"><text:span text:style-name="T3">Construa um programa em que o usuaŕio informa o indice da sequencia de fibonacci e você o mostra o valor solicitado, lembrando que na sequencia de fibonacci os 3 primeiros indices são</text:span></text:p>
          <text:p text:style-name="P6"><text:span text:style-name="T3">1 <text:s/>=&gt; 0<text:line-break/>2 =&gt; 1<text:line-break/>3 =&gt; 1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4:15:27.712778855</meta:creation-date>
    <dc:date>2022-04-12T14:29:13.524049335</dc:date>
    <meta:editing-duration>PT2M55S</meta:editing-duration>
    <meta:editing-cycles>1</meta:editing-cycles>
    <meta:document-statistic meta:table-count="0" meta:image-count="0" meta:object-count="1" meta:page-count="1" meta:paragraph-count="10" meta:word-count="256" meta:character-count="1396" meta:non-whitespace-character-count="1153"/>
    <meta:generator>LibreOffice/7.2.6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sub>
        <mi>V</mi>
        <mrow>
          <mi mathvariant="italic">Terra</mi>
          <mi mathvariant="italic">Plana</mi>
        </mrow>
      </msub>
      <mo stretchy="false">=</mo>
      <mfrac>
        <mrow>
          <mi>π</mi>
          <msup>
            <mi>r</mi>
            <mn>2</mn>
          </msup>
          <mi>h</mi>
        </mrow>
        <mn>3</mn>
      </mfrac>
    </mrow>
    <annotation encoding="StarMath 5.0">V_{Terra Plana} = { %pi r^{2} h } over { 3 }</annotation>
  </semantics>
</math>
</file>